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71e8" officeooo:paragraph-rsid="000571e8"/>
    </style:style>
    <style:style style:name="P2" style:family="paragraph" style:parent-style-name="Standard">
      <style:paragraph-properties fo:text-align="start" style:justify-single-word="false"/>
      <style:text-properties fo:font-style="italic" officeooo:rsid="000571e8" officeooo:paragraph-rsid="0005cafc" style:font-style-asian="italic" style:font-style-complex="italic"/>
    </style:style>
    <style:style style:name="T1" style:family="text">
      <style:text-properties fo:font-style="normal" officeooo:rsid="0005cafc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ny-SLAM</text:p>
      <text:p text:style-name="P1"/>
      <text:p text:style-name="P2">Tiny-SLAM <text:span text:style-name="T1">is another particle filter based 2D SLAM algorithm creating an occupancy grid map. The C ode is written in less than 200 lines, which seems inadequate. As the result presented were not satisfying compared to Hector SLAM, Tiny-SLAM was also discarded.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5T15:22:19.244448596</meta:creation-date>
    <dc:date>2021-10-15T15:24:11.693852544</dc:date>
    <meta:editing-duration>PT1M5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43" meta:character-count="269" meta:non-whitespace-character-count="228"/>
  </office:meta>
</office:document-meta>
</file>